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6pt" fo:font-weight="bold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003a230" officeooo:paragraph-rsid="0003a230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text-align="end" style:justify-single-word="false"/>
      <style:text-properties fo:font-weight="bold"/>
    </style:style>
    <style:style style:name="P5" style:family="paragraph" style:parent-style-name="Text_20_body">
      <style:text-properties fo:font-weight="bold" officeooo:paragraph-rsid="0002b6b0"/>
    </style:style>
    <style:style style:name="P6" style:family="paragraph" style:parent-style-name="Text_20_body">
      <style:text-properties fo:font-weight="bold" officeooo:rsid="0002b6b0" officeooo:paragraph-rsid="0002b6b0"/>
    </style:style>
    <style:style style:name="P7" style:family="paragraph" style:parent-style-name="Text_20_body">
      <style:text-properties fo:font-weight="bold" officeooo:rsid="0002b6b0" officeooo:paragraph-rsid="00051066"/>
    </style:style>
    <style:style style:name="P8" style:family="paragraph" style:parent-style-name="Text_20_body">
      <style:text-properties fo:font-weight="bold" officeooo:paragraph-rsid="00051066"/>
    </style:style>
    <style:style style:name="P9" style:family="paragraph" style:parent-style-name="Text_20_body">
      <style:text-properties fo:font-weight="bold" officeooo:rsid="00051066" officeooo:paragraph-rsid="00051066"/>
    </style:style>
    <style:style style:name="P10" style:family="paragraph" style:parent-style-name="Text_20_body">
      <style:text-properties fo:font-weight="bold" officeooo:paragraph-rsid="000625b1"/>
    </style:style>
    <style:style style:name="P11" style:family="paragraph" style:parent-style-name="Text_20_body">
      <style:text-properties fo:font-weight="bold" officeooo:paragraph-rsid="00079557"/>
    </style:style>
    <style:style style:name="P12" style:family="paragraph" style:parent-style-name="Text_20_body">
      <style:text-properties fo:font-weight="bold" officeooo:rsid="00051066" style:font-weight-asian="bold" style:font-weight-complex="bold"/>
    </style:style>
    <style:style style:name="P13" style:family="paragraph" style:parent-style-name="Text_20_body">
      <style:text-properties fo:font-weight="bold" officeooo:rsid="00051066" officeooo:paragraph-rsid="000625b1" style:font-weight-asian="bold" style:font-weight-complex="bold"/>
    </style:style>
    <style:style style:name="P14" style:family="paragraph" style:parent-style-name="Text_20_body">
      <style:text-properties fo:font-weight="bold" officeooo:paragraph-rsid="000ced2e" style:font-weight-asian="bold" style:font-weight-complex="bold"/>
    </style:style>
    <style:style style:name="P15" style:family="paragraph" style:parent-style-name="Text_20_body">
      <style:text-properties fo:font-weight="bold" officeooo:paragraph-rsid="000993ab"/>
    </style:style>
    <style:style style:name="P16" style:family="paragraph" style:parent-style-name="Text_20_body">
      <style:text-properties fo:font-weight="bold" officeooo:rsid="0002b6b0" officeooo:paragraph-rsid="000ced2e" style:font-weight-asian="normal" style:font-weight-complex="normal"/>
    </style:style>
    <style:style style:name="P17" style:family="paragraph" style:parent-style-name="Text_20_body">
      <style:text-properties fo:font-weight="bold" officeooo:paragraph-rsid="000ced2e"/>
    </style:style>
    <style:style style:name="P18" style:family="paragraph" style:parent-style-name="Text_20_body">
      <style:paragraph-properties fo:text-align="center" style:justify-single-word="false"/>
      <style:text-properties officeooo:paragraph-rsid="0003a230"/>
    </style:style>
    <style:style style:name="P19" style:family="paragraph" style:parent-style-name="Text_20_body">
      <style:text-properties fo:font-weight="normal" officeooo:rsid="0002b6b0" officeooo:paragraph-rsid="0002b6b0" style:font-weight-asian="normal" style:font-weight-complex="normal"/>
    </style:style>
    <style:style style:name="P20" style:family="paragraph" style:parent-style-name="Text_20_body">
      <style:text-properties fo:font-weight="normal" officeooo:rsid="0002b6b0" officeooo:paragraph-rsid="0003a230" style:font-weight-asian="normal" style:font-weight-complex="normal"/>
    </style:style>
    <style:style style:name="P21" style:family="paragraph" style:parent-style-name="Text_20_body">
      <style:text-properties fo:font-weight="normal" officeooo:rsid="0002b6b0" officeooo:paragraph-rsid="00051066" style:font-weight-asian="normal" style:font-weight-complex="normal"/>
    </style:style>
    <style:style style:name="P22" style:family="paragraph" style:parent-style-name="Text_20_body">
      <style:text-properties fo:font-weight="normal" officeooo:rsid="0002b6b0" officeooo:paragraph-rsid="000b0248" style:font-weight-asian="normal" style:font-weight-complex="normal"/>
    </style:style>
    <style:style style:name="P23" style:family="paragraph" style:parent-style-name="Text_20_body">
      <style:text-properties fo:font-weight="normal" officeooo:rsid="0002b6b0" officeooo:paragraph-rsid="000625b1" style:font-weight-asian="normal" style:font-weight-complex="normal"/>
    </style:style>
    <style:style style:name="P24" style:family="paragraph" style:parent-style-name="Text_20_body">
      <style:text-properties fo:font-weight="normal" officeooo:rsid="00014914" style:font-weight-asian="normal" style:font-weight-complex="normal"/>
    </style:style>
    <style:style style:name="P25" style:family="paragraph" style:parent-style-name="Text_20_body">
      <style:text-properties fo:font-weight="normal" officeooo:rsid="00014914" officeooo:paragraph-rsid="00014914" style:font-weight-asian="normal" style:font-weight-complex="normal"/>
    </style:style>
    <style:style style:name="P26" style:family="paragraph" style:parent-style-name="Text_20_body">
      <style:text-properties fo:font-weight="normal" officeooo:rsid="00014914" officeooo:paragraph-rsid="0002b6b0" style:font-weight-asian="normal" style:font-weight-complex="normal"/>
    </style:style>
    <style:style style:name="P27" style:family="paragraph" style:parent-style-name="Text_20_body">
      <style:text-properties fo:font-weight="normal" officeooo:rsid="00014914" officeooo:paragraph-rsid="00051066" style:font-weight-asian="normal" style:font-weight-complex="normal"/>
    </style:style>
    <style:style style:name="P28" style:family="paragraph" style:parent-style-name="Text_20_body">
      <style:text-properties fo:font-weight="normal" officeooo:rsid="00014914" officeooo:paragraph-rsid="00079557" style:font-weight-asian="normal" style:font-weight-complex="normal"/>
    </style:style>
    <style:style style:name="P29" style:family="paragraph" style:parent-style-name="Text_20_body">
      <style:text-properties fo:font-weight="normal" officeooo:rsid="00014914" officeooo:paragraph-rsid="000625b1" style:font-weight-asian="normal" style:font-weight-complex="normal"/>
    </style:style>
    <style:style style:name="P30" style:family="paragraph" style:parent-style-name="Text_20_body">
      <style:text-properties fo:font-weight="normal" officeooo:rsid="00014914" officeooo:paragraph-rsid="000ced2e" style:font-weight-asian="normal" style:font-weight-complex="normal"/>
    </style:style>
    <style:style style:name="P31" style:family="paragraph" style:parent-style-name="Text_20_body">
      <style:text-properties fo:font-weight="normal" officeooo:rsid="0003a230" officeooo:paragraph-rsid="0002b6b0" style:font-weight-asian="normal" style:font-weight-complex="normal"/>
    </style:style>
    <style:style style:name="P32" style:family="paragraph" style:parent-style-name="Text_20_body">
      <style:text-properties fo:font-weight="normal" officeooo:rsid="00051066" officeooo:paragraph-rsid="00051066" style:font-weight-asian="normal" style:font-weight-complex="normal"/>
    </style:style>
    <style:style style:name="P33" style:family="paragraph" style:parent-style-name="Text_20_body">
      <style:text-properties fo:font-weight="normal" officeooo:rsid="000993ab" officeooo:paragraph-rsid="000b0248" style:font-weight-asian="normal" style:font-weight-complex="normal"/>
    </style:style>
    <style:style style:name="P34" style:family="paragraph" style:parent-style-name="Text_20_body">
      <style:text-properties officeooo:paragraph-rsid="00051066"/>
    </style:style>
    <style:style style:name="P35" style:family="paragraph" style:parent-style-name="Text_20_body">
      <style:paragraph-properties fo:text-align="center" style:justify-single-word="false"/>
      <style:text-properties fo:color="#000000" style:font-name="Times New Roman" fo:font-size="16pt" fo:font-weight="bold" officeooo:rsid="0003a230" officeooo:paragraph-rsid="0003a230" style:font-size-asian="16pt" style:font-size-complex="16pt"/>
    </style:style>
    <style:style style:name="P36" style:family="paragraph" style:parent-style-name="Text_20_body">
      <style:text-properties officeooo:rsid="00014914" officeooo:paragraph-rsid="00014914"/>
    </style:style>
    <style:style style:name="P37" style:family="paragraph" style:parent-style-name="Text_20_body">
      <style:text-properties officeooo:paragraph-rsid="000b0248"/>
    </style:style>
    <style:style style:name="P38" style:family="paragraph" style:parent-style-name="Text_20_body">
      <style:text-properties officeooo:paragraph-rsid="000ced2e"/>
    </style:style>
    <style:style style:name="P39" style:family="paragraph" style:parent-style-name="Text_20_body" style:master-page-name="Standard">
      <style:paragraph-properties fo:text-align="center" style:justify-single-word="false" style:page-number="auto"/>
      <style:text-properties fo:font-size="16pt" fo:font-weight="bold"/>
    </style:style>
    <style:style style:name="P40" style:family="paragraph" style:parent-style-name="Text_20_body">
      <style:text-properties fo:font-weight="bold" officeooo:rsid="00051066" officeooo:paragraph-rsid="000ced2e" style:font-weight-asian="bold" style:font-weight-complex="bold"/>
    </style:style>
    <style:style style:name="P41" style:family="paragraph" style:parent-style-name="Text_20_body">
      <style:text-properties fo:font-weight="bold" officeooo:paragraph-rsid="000fabc3"/>
    </style:style>
    <style:style style:name="P42" style:family="paragraph" style:parent-style-name="Text_20_body">
      <style:text-properties fo:font-weight="normal" officeooo:rsid="00051066" officeooo:paragraph-rsid="000ced2e" style:font-weight-asian="bold" style:font-weight-complex="bold"/>
    </style:style>
    <style:style style:name="P43" style:family="paragraph" style:parent-style-name="Text_20_body">
      <style:text-properties fo:font-weight="normal" officeooo:rsid="00051066" officeooo:paragraph-rsid="000fabc3" style:font-weight-asian="bold" style:font-weight-complex="bold"/>
    </style:style>
    <style:style style:name="P44" style:family="paragraph" style:parent-style-name="Text_20_body">
      <style:text-properties fo:font-weight="normal" officeooo:rsid="00014914" officeooo:paragraph-rsid="000fabc3" style:font-weight-asian="normal" style:font-weight-complex="normal"/>
    </style:style>
    <style:style style:name="P45" style:family="paragraph" style:parent-style-name="Text_20_body">
      <style:text-properties fo:font-weight="normal" officeooo:rsid="000fabc3" officeooo:paragraph-rsid="000fabc3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a230" style:font-weight-asian="bold" style:font-weight-complex="bold"/>
    </style:style>
    <style:style style:name="T5" style:family="text">
      <style:text-properties fo:font-weight="bold" officeooo:rsid="00051066" style:font-weight-asian="bold" style:font-weight-complex="bold"/>
    </style:style>
    <style:style style:name="T6" style:family="text">
      <style:text-properties fo:font-weight="bold" officeooo:rsid="000625b1" style:font-weight-asian="bold" style:font-weight-complex="bold"/>
    </style:style>
    <style:style style:name="T7" style:family="text">
      <style:text-properties fo:font-weight="bold" officeooo:rsid="00079557" style:font-weight-asian="bold" style:font-weight-complex="bold"/>
    </style:style>
    <style:style style:name="T8" style:family="text">
      <style:text-properties fo:font-weight="bold" officeooo:rsid="000993ab" style:font-weight-asian="bold" style:font-weight-complex="bold"/>
    </style:style>
    <style:style style:name="T9" style:family="text">
      <style:text-properties fo:font-weight="bold" officeooo:rsid="000b0248" style:font-weight-asian="bold" style:font-weight-complex="bold"/>
    </style:style>
    <style:style style:name="T10" style:family="text">
      <style:text-properties fo:font-weight="bold" officeooo:rsid="00014914" style:font-weight-asian="bold" style:font-weight-complex="bold"/>
    </style:style>
    <style:style style:name="T11" style:family="text">
      <style:text-properties fo:font-weight="bold" officeooo:rsid="000ced2e" style:font-weight-asian="bold" style:font-weight-complex="bold"/>
    </style:style>
    <style:style style:name="T12" style:family="text">
      <style:text-properties fo:font-weight="bold" officeooo:rsid="00014914"/>
    </style:style>
    <style:style style:name="T13" style:family="text">
      <style:text-properties fo:font-weight="bold" officeooo:rsid="000ced2e"/>
    </style:style>
    <style:style style:name="T14" style:family="text">
      <style:text-properties fo:font-weight="bold" officeooo:rsid="0003a230"/>
    </style:style>
    <style:style style:name="T15" style:family="text">
      <style:text-properties fo:font-weight="bold" officeooo:rsid="000625b1"/>
    </style:style>
    <style:style style:name="T16" style:family="text">
      <style:text-properties fo:font-weight="bold" officeooo:rsid="000fabc3"/>
    </style:style>
    <style:style style:name="T17" style:family="text">
      <style:text-properties officeooo:rsid="00000cbf"/>
    </style:style>
    <style:style style:name="T18" style:family="text">
      <style:text-properties fo:font-size="16pt" fo:font-weight="bold"/>
    </style:style>
    <style:style style:name="T19" style:family="text">
      <style:text-properties fo:font-size="16pt" fo:font-weight="bold" officeooo:rsid="00000cbf"/>
    </style:style>
    <style:style style:name="T20" style:family="text">
      <style:text-properties fo:font-size="16pt" fo:font-weight="bold" officeooo:rsid="0003a230"/>
    </style:style>
    <style:style style:name="T21" style:family="text">
      <style:text-properties officeooo:rsid="0001491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14914" style:font-weight-asian="normal" style:font-weight-complex="normal"/>
    </style:style>
    <style:style style:name="T24" style:family="text">
      <style:text-properties fo:font-weight="normal" officeooo:rsid="0002b6b0" style:font-weight-asian="normal" style:font-weight-complex="normal"/>
    </style:style>
    <style:style style:name="T25" style:family="text">
      <style:text-properties fo:font-weight="normal" officeooo:rsid="0003a230" style:font-weight-asian="normal" style:font-weight-complex="normal"/>
    </style:style>
    <style:style style:name="T26" style:family="text">
      <style:text-properties fo:font-weight="normal" officeooo:rsid="00051066" style:font-weight-asian="normal" style:font-weight-complex="normal"/>
    </style:style>
    <style:style style:name="T27" style:family="text">
      <style:text-properties fo:font-weight="normal" officeooo:rsid="000625b1" style:font-weight-asian="normal" style:font-weight-complex="normal"/>
    </style:style>
    <style:style style:name="T28" style:family="text">
      <style:text-properties fo:font-weight="normal" officeooo:rsid="00079557" style:font-weight-asian="normal" style:font-weight-complex="normal"/>
    </style:style>
    <style:style style:name="T29" style:family="text">
      <style:text-properties fo:font-weight="normal" officeooo:rsid="000993ab" style:font-weight-asian="normal" style:font-weight-complex="normal"/>
    </style:style>
    <style:style style:name="T30" style:family="text">
      <style:text-properties fo:font-weight="normal" officeooo:rsid="000b0248" style:font-weight-asian="normal" style:font-weight-complex="normal"/>
    </style:style>
    <style:style style:name="T31" style:family="text">
      <style:text-properties fo:font-weight="normal" officeooo:rsid="000ced2e" style:font-weight-asian="normal" style:font-weight-complex="normal"/>
    </style:style>
    <style:style style:name="T32" style:family="text">
      <style:text-properties officeooo:rsid="0003a230"/>
    </style:style>
    <style:style style:name="T33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size-complex="16pt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51066" style:text-blinking="false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color="#000000" style:font-name="Times New Roman" fo:font-size="16pt" fo:font-weight="bold" style:font-size-asian="16pt" style:font-size-complex="16pt"/>
    </style:style>
    <style:style style:name="T37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color="#000000" style:font-name="Times New Roman" fo:font-size="12pt" fo:font-weight="normal" officeooo:rsid="00051066" style:font-size-asian="12pt" style:font-weight-asian="normal" style:font-size-complex="12pt" style:font-weight-complex="normal"/>
    </style:style>
    <style:style style:name="T39" style:family="text">
      <style:text-properties fo:color="#000000" style:font-name="Times New Roman" fo:font-size="12pt" fo:font-weight="normal" officeooo:rsid="0002b6b0" style:font-size-asian="12pt" style:font-weight-asian="normal" style:font-size-complex="12pt" style:font-weight-complex="normal"/>
    </style:style>
    <style:style style:name="T40" style:family="text">
      <style:text-properties officeooo:rsid="000625b1"/>
    </style:style>
    <style:style style:name="T41" style:family="text">
      <style:text-properties officeooo:rsid="00014914" style:font-weight-asian="bold" style:font-weight-complex="bold"/>
    </style:style>
    <style:style style:name="T42" style:family="text">
      <style:text-properties officeooo:rsid="0003a230" style:font-weight-asian="bold" style:font-weight-complex="bold"/>
    </style:style>
    <style:style style:name="T43" style:family="text">
      <style:text-properties officeooo:rsid="00051066" style:font-weight-asian="bold" style:font-weight-complex="bold"/>
    </style:style>
    <style:style style:name="T44" style:family="text">
      <style:text-properties officeooo:rsid="000625b1" style:font-weight-asian="bold" style:font-weight-complex="bold"/>
    </style:style>
    <style:style style:name="T45" style:family="text">
      <style:text-properties officeooo:rsid="000ced2e" style:font-weight-asian="bold" style:font-weight-complex="bold"/>
    </style:style>
    <style:style style:name="T46" style:family="text">
      <style:text-properties officeooo:rsid="000993ab"/>
    </style:style>
    <style:style style:name="T47" style:family="text">
      <style:text-properties officeooo:rsid="000b0248"/>
    </style:style>
    <style:style style:name="T48" style:family="text">
      <style:text-properties officeooo:rsid="000ced2e"/>
    </style:style>
    <style:style style:name="T49" style:family="text">
      <style:text-properties style:use-window-font-color="true" style:font-name="Times New Roman" fo:font-size="12pt" fo:language="fr" fo:country="FR" fo:font-weight="normal" officeooo:rsid="000ced2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0" style:family="text">
      <style:text-properties style:use-window-font-color="true" style:font-name="Times New Roman" fo:font-size="12pt" fo:language="fr" fo:country="FR" fo:font-weight="bold" officeooo:rsid="000ced2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1" style:family="text">
      <style:text-properties style:use-window-font-color="true" style:font-name="Times New Roman" fo:font-size="12pt" fo:language="fr" fo:country="FR" fo:font-weight="bold" officeooo:rsid="000fabc3" style:font-name-asian="Times New Roman" style:font-size-asian="12pt" style:font-name-complex="Times New Roman" style:font-size-complex="12pt" style:language-complex="ar" style:country-complex="SA"/>
    </style:style>
    <style:style style:name="T52" style:family="text">
      <style:text-properties officeooo:rsid="00051066"/>
    </style:style>
    <style:style style:name="T53" style:family="text">
      <style:text-properties officeooo:rsid="000fab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Fiche personnelle d’activité</text:p>
      <text:p text:style-name="P2">M1 Informatique</text:p>
      <text:p text:style-name="P18"><text:span text:style-name="T20">Projet : </text:span><text:span text:style-name="T33">Estimation de pose, informatique affective et ingénierie de données pour l'analyse vidéo automatisée</text:span><text:span text:style-name="T36"> </text:span></text:p>
      <text:p text:style-name="P35"/>
      <text:p text:style-name="Text_20_body"><text:span text:style-name="T18">Nom : </text:span><text:span text:style-name="T19">Boquain Mathis</text:span></text:p>
      <text:p text:style-name="P1"/>
      <text:p text:style-name="Text_20_body">Début projet : Mardi <text:s/><text:span text:style-name="T17">7</text:span> novembre <text:span text:style-name="T17">23</text:span> <text:s/>- Fin Projet : </text:p>
      <text:p text:style-name="Text_20_body"/>
      <text:p text:style-name="P3">Semaine 1 : L<text:span text:style-name="T17">undi</text:span> <text:span text:style-name="T17">6</text:span>/11/<text:span text:style-name="T17">23</text:span> <text:s/>– <text:s/><text:span text:style-name="T40">V</text:span>endredi <text:s/><text:span text:style-name="T17">10</text:span>/11/15 <text:s text:c="2"/>(<text:span text:style-name="T46">4h</text:span>)</text:p>
      <text:p text:style-name="P3"/>
      <text:p text:style-name="P3"><text:span text:style-name="T22">*</text:span> <text:span text:style-name="T23">Réunion de présentation du projet : 0h30</text:span></text:p>
      <text:p text:style-name="P25">Réunion avec Alexandre Lochain, Oualid Siraji, Emmanuel Blanchard. </text:p>
      <text:p text:style-name="P24"/>
      <text:p text:style-name="Text_20_body">* Compréhension du sujet distribué : 0h30</text:p>
      <text:p text:style-name="Text_20_body">Travail effectué seul</text:p>
      <text:p text:style-name="Text_20_body"/>
      <text:p text:style-name="Text_20_body">* Mise en commun de la compréhension du sujet <text:span text:style-name="T21">et de la première réunion</text:span>: <text:span text:style-name="T21">1</text:span>h<text:span text:style-name="T21">00</text:span></text:p>
      <text:p text:style-name="Text_20_body">Réunion avec <text:span text:style-name="T21">Alexandre Lochain, Oualid Siraji</text:span>. </text:p>
      <text:p text:style-name="Text_20_body"/>
      <text:p text:style-name="P36">* Visionnage d’un tuto vidéo pour l’estimation de pose :1h30</text:p>
      <text:p text:style-name="Text_20_body">Travail effectué seul</text:p>
      <text:p text:style-name="Text_20_body"/>
      <text:p text:style-name="Text_20_body">* <text:span text:style-name="T46">Compte rendu de réunion : <text:s/>0h</text:span><text:span text:style-name="T47">2</text:span><text:span text:style-name="T46">0</text:span></text:p>
      <text:p text:style-name="P37">Travail effectué seul</text:p>
      <text:p text:style-name="P37"/>
      <text:p text:style-name="P37">* <text:span text:style-name="T47">Mise à jour fiche activité individuelle : 0h10</text:span></text:p>
      <text:p text:style-name="P37">Travail effectué seul</text:p>
      <text:p text:style-name="Text_20_body"/>
      <text:p text:style-name="P3">Semaine 2 : Lundi <text:span text:style-name="T40">20</text:span>/11/<text:span text:style-name="T21">23</text:span> – Ve<text:span text:style-name="T40">ndredi</text:span> <text:span text:style-name="T21">2</text:span><text:span text:style-name="T40">4</text:span>/11/<text:span text:style-name="T21">23</text:span> (<text:span text:style-name="T47">10h</text:span>)</text:p>
      <text:p text:style-name="P3"/>
      <text:p text:style-name="P19">* Planification d<text:span text:style-name="T32">u premier sprint</text:span> + répartition travail : 1h</text:p>
      <text:p text:style-name="P26"><text:soft-page-break/>Réunion avec Alexandre Lochain, Oualid Siraji.</text:p>
      <text:p text:style-name="P26"/>
      <text:p text:style-name="P5"><text:span text:style-name="T23">* </text:span><text:span text:style-name="T24">Installation et prise en main de YoloV8 et CVAT : 2h00</text:span></text:p>
      <text:p text:style-name="P19">Travail effectué seul</text:p>
      <text:p text:style-name="P26"/>
      <text:p text:style-name="P5"><text:span text:style-name="T23">*</text:span><text:span text:style-name="T25">Création d’un dépôt sur gitlab : 0h</text:span><text:span text:style-name="T30">3</text:span><text:span text:style-name="T25">0</text:span></text:p>
      <text:p text:style-name="P20">Travail effectué seul</text:p>
      <text:p text:style-name="P31"/>
      <text:p text:style-name="P34"><text:span text:style-name="T23">* M</text:span><text:span text:style-name="T24">ise en place d’une fonction permettant de découper une vidéo en N nombres d’images </text:span><text:span text:style-name="T26">dans le notebook « </text:span><text:span text:style-name="T38">PoseEstimation.iynb </text:span><text:span text:style-name="T35">»</text:span><text:span text:style-name="T39">:</text:span><text:span text:style-name="T24"> 2h00</text:span></text:p>
      <text:p text:style-name="P19">Travail effectué seul</text:p>
      <text:p text:style-name="P19"/>
      <text:p text:style-name="P8"><text:span text:style-name="T22">*</text:span> <text:span text:style-name="T23">Réunion projet : </text:span><text:span text:style-name="T24">1</text:span><text:span text:style-name="T23">h</text:span><text:span text:style-name="T24">2</text:span><text:span text:style-name="T23">0</text:span></text:p>
      <text:p text:style-name="P27">Réunion avec Alexandre Lochain, Oualid Siraji, Emmanuel Blanchard. </text:p>
      <text:p text:style-name="P19"/>
      <text:p text:style-name="P6"><text:span text:style-name="T22">* </text:span><text:span text:style-name="T26">A</text:span><text:span text:style-name="T22">nnotations sur quelques images tirées d’une vidéo d’une personne marchant à pied pour faire de l’estimation de pose (définitions des keypoints, application en utilisant CVAT) : 3h00</text:span></text:p>
      <text:p text:style-name="P20">Travail effectué seul</text:p>
      <text:p text:style-name="P20"/>
      <text:p text:style-name="P37">* <text:span text:style-name="T47">Mise à jour fiche activité individuelle : 0h10</text:span></text:p>
      <text:p text:style-name="P22">Travail effectué seul</text:p>
      <text:p text:style-name="P20"/>
      <text:p text:style-name="Text_20_body"><text:span text:style-name="T3">Semaine </text:span><text:span text:style-name="T6">3</text:span><text:span text:style-name="T3"> : Lundi </text:span><text:span text:style-name="T4">2</text:span><text:span text:style-name="T6">7</text:span><text:span text:style-name="T3">/</text:span><text:span text:style-name="T4">11</text:span><text:span text:style-name="T3">/</text:span><text:span text:style-name="T4">23</text:span><text:span text:style-name="T3"> – </text:span><text:span text:style-name="T6">Vendredi</text:span><text:span text:style-name="T3"> </text:span><text:span text:style-name="T6">1</text:span><text:span text:style-name="T3">/</text:span><text:span text:style-name="T4">1</text:span><text:span text:style-name="T6">2</text:span><text:span text:style-name="T3">/</text:span><text:span text:style-name="T4">23 </text:span><text:span text:style-name="T5">(</text:span><text:span text:style-name="T7">10h</text:span><text:span text:style-name="T9">3</text:span><text:span text:style-name="T8">0</text:span><text:span text:style-name="T5">)</text:span></text:p>
      <text:p text:style-name="P12"/>
      <text:p text:style-name="P11"><text:span text:style-name="T23">* </text:span><text:span text:style-name="T28">Réunion hebdo : 0h30</text:span></text:p>
      <text:p text:style-name="P28">Réunion avec Alexandre Lochain, Oualid Siraji.</text:p>
      <text:p text:style-name="P27"/>
      <text:p text:style-name="P7"><text:span text:style-name="T22">* </text:span><text:span text:style-name="T26">Répartion des images dans une structure spécifique pour pouvoir appliquer le modèle pose-estimation de YoloV8 dans le dossier « </text:span><text:span text:style-name="T38">PoseEstimation </text:span><text:span text:style-name="T35">»</text:span><text:span text:style-name="T26">: 0h</text:span><text:span text:style-name="T30">2</text:span><text:span text:style-name="T26">0</text:span></text:p>
      <text:p text:style-name="P32"/>
      <text:p text:style-name="P9"><text:span text:style-name="T22">* Configuration du fichier « config.yaml » pour la pose estimation qui contient des configurations spécifiques pour la pose estimation dans le dossier « </text:span><text:span text:style-name="T37">PoseEstimation </text:span><text:span text:style-name="T34">»</text:span><text:span text:style-name="T22">: 1h</text:span></text:p>
      <text:p text:style-name="P21">Travail effectué seul</text:p>
      <text:p text:style-name="P21"/>
      <text:p text:style-name="P10"><text:span text:style-name="T22">*</text:span> <text:span text:style-name="T23">Réunion projet : </text:span><text:span text:style-name="T24">1</text:span><text:span text:style-name="T23">h</text:span></text:p>
      <text:p text:style-name="P29"><text:soft-page-break/>Réunion avec Alexandre Lochain, Oualid Siraji, Emmanuel Blanchard. </text:p>
      <text:p text:style-name="P21"/>
      <text:p text:style-name="P8"><text:span text:style-name="T24">* </text:span><text:span text:style-name="T26">Recherche d</text:span><text:span text:style-name="T28">e plusieurs</text:span><text:span text:style-name="T26"> problème</text:span><text:span text:style-name="T28">s</text:span><text:span text:style-name="T26"> lors de l’application du modèle : </text:span><text:span text:style-name="T27">4</text:span><text:span text:style-name="T26">h</text:span></text:p>
      <text:p text:style-name="P21">Travail effectué seul</text:p>
      <text:p text:style-name="P27"/>
      <text:p text:style-name="P8"><text:span text:style-name="T23">* </text:span><text:span text:style-name="T27">Début d’i</text:span><text:span text:style-name="T23">mpl</text:span><text:span text:style-name="T26">émentation d’u</text:span><text:span text:style-name="T23">ne fonction </text:span><text:span text:style-name="T26">perm</text:span><text:span text:style-name="T27">e</text:span><text:span text:style-name="T26">ttant de transformer les données au format CVAT au format COCO : </text:span><text:span text:style-name="T27">3</text:span><text:span text:style-name="T26">h</text:span></text:p>
      <text:p text:style-name="P21">Travail effectué seul</text:p>
      <text:p text:style-name="P21"/>
      <text:p text:style-name="P15"><text:span text:style-name="T24">* </text:span><text:span text:style-name="T29">Compte rendu de réunion : <text:s/>0h30</text:span></text:p>
      <text:p text:style-name="P33">Travail effectué seul</text:p>
      <text:p text:style-name="P33"/>
      <text:p text:style-name="P37">* <text:span text:style-name="T47">Mise à jour fiche activité individuelle : 0h10</text:span></text:p>
      <text:p text:style-name="P33">Travail effectué seul</text:p>
      <text:p text:style-name="P27"/>
      <text:p text:style-name="P10"><text:span text:style-name="T41">Semaine </text:span><text:span text:style-name="T44">4</text:span><text:span text:style-name="T41"> : Lundi </text:span><text:span text:style-name="T44">4</text:span><text:span text:style-name="T41">/</text:span><text:span text:style-name="T42">1</text:span><text:span text:style-name="T44">2</text:span><text:span text:style-name="T41">/</text:span><text:span text:style-name="T42">23</text:span><text:span text:style-name="T41"> – </text:span><text:span text:style-name="T44">Vendredi</text:span><text:span text:style-name="T41"> </text:span><text:span text:style-name="T44">8</text:span><text:span text:style-name="T41">/</text:span><text:span text:style-name="T42">1</text:span><text:span text:style-name="T44">2</text:span><text:span text:style-name="T41">/</text:span><text:span text:style-name="T42">23 </text:span><text:span text:style-name="T43">(</text:span><text:span text:style-name="T44">3h</text:span><text:span text:style-name="T43">)</text:span></text:p>
      <text:p text:style-name="P13"/>
      <text:p text:style-name="P10"><text:span text:style-name="T23">* </text:span><text:span text:style-name="T28">Réunion hebdo : 0h30</text:span></text:p>
      <text:p text:style-name="P28">Réunion avec Alexandre Lochain, Oualid Siraji.</text:p>
      <text:p text:style-name="P28"/>
      <text:p text:style-name="P10"><text:span text:style-name="T23">* </text:span><text:span text:style-name="T27">Fin d’i</text:span><text:span text:style-name="T23">mpl</text:span><text:span text:style-name="T26">émentation d’u</text:span><text:span text:style-name="T23">ne fonction </text:span><text:span text:style-name="T26">perm</text:span><text:span text:style-name="T27">e</text:span><text:span text:style-name="T26">ttant de transformer les données au format CVAT au format COCO : </text:span><text:span text:style-name="T28">2</text:span><text:span text:style-name="T26">h</text:span><text:span text:style-name="T31">3</text:span><text:span text:style-name="T28">0</text:span></text:p>
      <text:p text:style-name="P23">Travail effectué seul</text:p>
      <text:p text:style-name="P23"/>
      <text:p text:style-name="P16"><text:span text:style-name="T41">Semaine </text:span><text:span text:style-name="T45">5</text:span><text:span text:style-name="T41"> : Lundi </text:span><text:span text:style-name="T45">11</text:span><text:span text:style-name="T41">/</text:span><text:span text:style-name="T42">1</text:span><text:span text:style-name="T44">2</text:span><text:span text:style-name="T41">/</text:span><text:span text:style-name="T42">23</text:span><text:span text:style-name="T41"> – </text:span><text:span text:style-name="T44">Vendredi</text:span><text:span text:style-name="T41"> </text:span><text:span text:style-name="T45">15</text:span><text:span text:style-name="T41">/</text:span><text:span text:style-name="T42">1</text:span><text:span text:style-name="T44">2</text:span><text:span text:style-name="T41">/</text:span><text:span text:style-name="T42">23 </text:span><text:span text:style-name="T43">(</text:span><text:span text:style-name="T44">3h</text:span><text:span text:style-name="T43">)</text:span></text:p>
      <text:p text:style-name="P40"/>
      <text:p text:style-name="P38"><text:span text:style-name="T23">* </text:span><text:span text:style-name="T49">Annotation des frames d’une vidéo d’une personne qui marche en utilisant CVAT</text:span><text:span text:style-name="T26">: </text:span><text:span text:style-name="T31">3</text:span><text:span text:style-name="T26">h</text:span><text:span text:style-name="T31">0</text:span><text:span text:style-name="T28">0</text:span></text:p>
      <text:p text:style-name="P42">Travail effectué seul</text:p>
      <text:p text:style-name="P42"/>
      <text:p text:style-name="P14"><text:span text:style-name="T21">Semaine </text:span><text:span text:style-name="T48">6</text:span><text:span text:style-name="T21"> : Lundi </text:span><text:span text:style-name="T48">01</text:span><text:span text:style-name="T21">/</text:span><text:span text:style-name="T48">01</text:span><text:span text:style-name="T21">/</text:span><text:span text:style-name="T32">2</text:span><text:span text:style-name="T48">4</text:span><text:span text:style-name="T21"> – </text:span><text:span text:style-name="T40">Vendredi</text:span><text:span text:style-name="T21"> </text:span><text:span text:style-name="T48">05</text:span><text:span text:style-name="T21">/</text:span><text:span text:style-name="T48">01</text:span><text:span text:style-name="T21">/</text:span><text:span text:style-name="T32">2</text:span><text:span text:style-name="T48">4</text:span><text:span text:style-name="T32"> </text:span><text:span text:style-name="T52">(</text:span><text:span text:style-name="T48">4</text:span><text:span text:style-name="T40">h</text:span><text:span text:style-name="T52">)</text:span></text:p>
      <text:p text:style-name="P40"/>
      <text:p text:style-name="P38"><text:span text:style-name="T23">* </text:span><text:span text:style-name="T49">Annotation des frames d’une vidéo d’une personne qui marche en utilisant CVAT</text:span><text:span text:style-name="T26">: </text:span><text:span text:style-name="T31">4</text:span><text:span text:style-name="T26">h</text:span><text:span text:style-name="T31">0</text:span><text:span text:style-name="T28">0</text:span></text:p>
      <text:p text:style-name="P42">Travail effectué seul</text:p>
      <text:p text:style-name="P42"/>
      <text:p text:style-name="P16"><text:soft-page-break/><text:span text:style-name="T41">Semaine </text:span><text:span text:style-name="T45">7</text:span><text:span text:style-name="T41"> : Lundi </text:span><text:span text:style-name="T45">08</text:span><text:span text:style-name="T41">/</text:span><text:span text:style-name="T45">01</text:span><text:span text:style-name="T41">/</text:span><text:span text:style-name="T42">2</text:span><text:span text:style-name="T45">4</text:span><text:span text:style-name="T41"> – </text:span><text:span text:style-name="T44">Vendredi</text:span><text:span text:style-name="T41"> </text:span><text:span text:style-name="T45"><text:s/>12</text:span><text:span text:style-name="T41">/</text:span><text:span text:style-name="T45">01</text:span><text:span text:style-name="T41">/</text:span><text:span text:style-name="T42">2</text:span><text:span text:style-name="T45">4</text:span><text:span text:style-name="T42"> </text:span><text:span text:style-name="T43">(</text:span><text:span text:style-name="T45">9</text:span><text:span text:style-name="T44">h</text:span><text:span text:style-name="T43">)</text:span></text:p>
      <text:p text:style-name="P40"/>
      <text:p text:style-name="P17"><text:span text:style-name="T22">*</text:span> <text:span text:style-name="T23">Réunion projet : </text:span><text:span text:style-name="T24">1</text:span><text:span text:style-name="T23">h</text:span><text:span text:style-name="T31">15</text:span></text:p>
      <text:p text:style-name="P30">Réunion avec Alexandre Lochain, Oualid Siraji, Emmanuel Blanchard. </text:p>
      <text:p text:style-name="P42"/>
      <text:p text:style-name="P38"><text:span text:style-name="T23">* </text:span><text:span text:style-name="T49">Recherche d’une manière d’automatiser les annotation car cela prend trop de temps à la main </text:span><text:span text:style-name="T26">: </text:span><text:span text:style-name="T31">2</text:span><text:span text:style-name="T26">h</text:span><text:span text:style-name="T31">0</text:span><text:span text:style-name="T28">0</text:span></text:p>
      <text:p text:style-name="P42">Travail effectué seul</text:p>
      <text:p text:style-name="P42"/>
      <text:p text:style-name="P38"><text:span text:style-name="T23">* </text:span><text:span text:style-name="T31">F</text:span><text:span text:style-name="T49">onction pour annoter automatiquement les images à partir d’un modèle pré-entrainé</text:span><text:span text:style-name="T26">: </text:span><text:span text:style-name="T49">4</text:span><text:span text:style-name="T26">h</text:span><text:span text:style-name="T31">45</text:span></text:p>
      <text:p text:style-name="P42">Travail effectué seul</text:p>
      <text:p text:style-name="P42"/>
      <text:p text:style-name="P38"><text:span text:style-name="T10">Semaine </text:span><text:span text:style-name="T11">8</text:span><text:span text:style-name="T10"> : Lundi </text:span><text:span text:style-name="T50">15</text:span><text:span text:style-name="T10">/</text:span><text:span text:style-name="T11">01</text:span><text:span text:style-name="T10">/</text:span><text:span text:style-name="T4">2</text:span><text:span text:style-name="T11">4</text:span><text:span text:style-name="T10"> – </text:span><text:span text:style-name="T6">Vendredi</text:span><text:span text:style-name="T10"> </text:span><text:span text:style-name="T11"><text:s/></text:span><text:span text:style-name="T50">19</text:span><text:span text:style-name="T10">/</text:span><text:span text:style-name="T11">01</text:span><text:span text:style-name="T10">/</text:span><text:span text:style-name="T4">2</text:span><text:span text:style-name="T11">4</text:span><text:span text:style-name="T4"> </text:span><text:span text:style-name="T5">(</text:span><text:span text:style-name="T11">3</text:span><text:span text:style-name="T6">h</text:span><text:span text:style-name="T5">)</text:span></text:p>
      <text:p text:style-name="P40"/>
      <text:p text:style-name="P38"><text:span text:style-name="T23">* </text:span><text:span text:style-name="T31">Fin de la f</text:span><text:span text:style-name="T49">onction pour annoter automatiquement les images à partir d’un modèle pré-entrainé</text:span><text:span text:style-name="T26">: </text:span><text:span text:style-name="T49">3h</text:span></text:p>
      <text:p text:style-name="P42">Travail effectué seul</text:p>
      <text:p text:style-name="P42"/>
      <text:p text:style-name="P43"><text:span text:style-name="T12">Semaine </text:span><text:span text:style-name="T16">9</text:span><text:span text:style-name="T12"> : Lundi </text:span><text:span text:style-name="T51">22</text:span><text:span text:style-name="T12">/</text:span><text:span text:style-name="T13">01</text:span><text:span text:style-name="T12">/</text:span><text:span text:style-name="T14">2</text:span><text:span text:style-name="T13">4</text:span><text:span text:style-name="T12"> – </text:span><text:span text:style-name="T15">Vendredi</text:span><text:span text:style-name="T12"> </text:span><text:span text:style-name="T13"><text:s/></text:span><text:span text:style-name="T51">26</text:span><text:span text:style-name="T12">/</text:span><text:span text:style-name="T13">01</text:span><text:span text:style-name="T12">/</text:span><text:span text:style-name="T14">2</text:span><text:span text:style-name="T13">4</text:span><text:span text:style-name="T14"> </text:span><text:span text:style-name="T2">(</text:span><text:span text:style-name="T16">11</text:span><text:span text:style-name="T15">h</text:span><text:span text:style-name="T2">)</text:span></text:p>
      <text:p text:style-name="P43"><text:span text:style-name="T2"/></text:p>
      <text:p text:style-name="P41"><text:span text:style-name="T22">*</text:span> <text:span text:style-name="T23">Réunion projet : </text:span><text:span text:style-name="T24">1</text:span><text:span text:style-name="T23">h</text:span></text:p>
      <text:p text:style-name="P44">Réunion avec Alexandre Lochain, Oualid Siraji, Emmanuel Blanchard. </text:p>
      <text:p text:style-name="P44"/>
      <text:p text:style-name="P44">* <text:span text:style-name="T53">Mise en place de Docker sur mon pc (problème bios) : 4h</text:span></text:p>
      <text:p text:style-name="P45">Travail avec Alexandre</text:p>
      <text:p text:style-name="P45"/>
      <text:p text:style-name="P45">* Recherche d’une méthode pour implémenter un data lakehouse en cloud : 5h30</text:p>
      <text:p text:style-name="P43">Travail effectué seul</text:p>
      <text:p text:style-name="P44"/>
      <text:p text:style-name="P41"><text:span text:style-name="T23">* </text:span><text:span text:style-name="T28">Réunion hebdo : 0h30</text:span></text:p>
      <text:p text:style-name="P44">Réunion avec Alexandre Lochain, Oualid Siraji.</text:p>
      <text:p text:style-name="P44"/>
      <text:p text:style-name="P44"/>
      <text:p text:style-name="P44"/>
      <text:p text:style-name="Text_20_body"><text:soft-page-break/></text:p>
      <text:p text:style-name="P4">TOTAL : ? heure<text:span text:style-name="T17">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ormalserre12" style:family="paragraph" style:parent-style-name="Standard">
      <style:paragraph-properties fo:margin-left="0cm" fo:margin-right="-0.501cm" fo:text-align="justify" style:justify-single-word="false" fo:text-indent="0cm" style:auto-text-indent="false"/>
      <style:text-properties fo:font-size="10pt" style:font-size-asian="10pt" style:language-asian="ko" style:country-asian="KR" style:font-size-complex="10pt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Police_20_par_20_défaut" style:display-name="Police par défaut" style:family="paragraph">
      <style:paragraph-properties style:text-autospace="none"/>
      <style:text-properties fo:font-size="12pt" style:font-size-asian="12pt" style:font-size-complex="12pt"/>
    </style:style>
    <style:style style:name="Internet_20_link" style:display-name="Internet link" style:family="paragraph">
      <style:paragraph-properties style:text-autospace="none"/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res_5f_INFO1_7e_LT_7e_Gliederung_20_1" style:display-name="pres_INFO1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pres_5f_INFO1_7e_LT_7e_Gliederung_20_2" style:display-name="pres_INFO1~LT~Gliederung 2" style:family="paragraph" style:parent-style-name="pres_5f_INFO1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0pt" style:font-size-asian="20pt" style:font-size-complex="20pt"/>
    </style:style>
    <style:style style:name="pres_5f_INFO1_7e_LT_7e_Gliederung_20_3" style:display-name="pres_INFO1~LT~Gliederung 3" style:family="paragraph" style:parent-style-name="pres_5f_INFO1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18pt" style:font-size-asian="18pt" style:font-size-complex="18pt"/>
    </style:style>
    <style:style style:name="pres_5f_INFO1_7e_LT_7e_Gliederung_20_4" style:display-name="pres_INFO1~LT~Gliederung 4" style:family="paragraph" style:parent-style-name="pres_5f_INFO1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res_5f_INFO1_7e_LT_7e_Gliederung_20_5" style:display-name="pres_INFO1~LT~Gliederung 5" style:family="paragraph" style:parent-style-name="pres_5f_INFO1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res_5f_INFO1_7e_LT_7e_Gliederung_20_6" style:display-name="pres_INFO1~LT~Gliederung 6" style:family="paragraph" style:parent-style-name="pres_5f_INFO1_7e_LT_7e_Gliederung_20_5">
      <style:paragraph-properties fo:margin-left="7.2cm" fo:margin-right="0cm" fo:text-indent="-0.6cm" style:auto-text-indent="false">
        <style:tab-stops/>
      </style:paragraph-properties>
    </style:style>
    <style:style style:name="pres_5f_INFO1_7e_LT_7e_Gliederung_20_7" style:display-name="pres_INFO1~LT~Gliederung 7" style:family="paragraph" style:parent-style-name="pres_5f_INFO1_7e_LT_7e_Gliederung_20_6">
      <style:paragraph-properties fo:margin-left="8.4cm" fo:margin-right="0cm" fo:text-indent="-0.6cm" style:auto-text-indent="false">
        <style:tab-stops/>
      </style:paragraph-properties>
    </style:style>
    <style:style style:name="pres_5f_INFO1_7e_LT_7e_Gliederung_20_8" style:display-name="pres_INFO1~LT~Gliederung 8" style:family="paragraph" style:parent-style-name="pres_5f_INFO1_7e_LT_7e_Gliederung_20_7">
      <style:paragraph-properties fo:margin-left="9.601cm" fo:margin-right="0cm" fo:text-indent="-0.6cm" style:auto-text-indent="false">
        <style:tab-stops/>
      </style:paragraph-properties>
    </style:style>
    <style:style style:name="pres_5f_INFO1_7e_LT_7e_Gliederung_20_9" style:display-name="pres_INFO1~LT~Gliederung 9" style:family="paragraph" style:parent-style-name="pres_5f_INFO1_7e_LT_7e_Gliederung_20_8">
      <style:paragraph-properties fo:margin-left="10.8cm" fo:margin-right="0cm" fo:text-indent="-0.6cm" style:auto-text-indent="false">
        <style:tab-stops/>
      </style:paragraph-properties>
    </style:style>
    <style:style style:name="pres_5f_INFO1_7e_LT_7e_Titel" style:display-name="pres_INFO1~LT~Titel" style:family="paragraph">
      <style:paragraph-properties fo:text-align="end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pres_5f_INFO1_7e_LT_7e_Untertitel" style:display-name="pres_INFO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s_5f_INFO1_7e_LT_7e_Notizen" style:display-name="pres_INFO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res_5f_INFO1_7e_LT_7e_Hintergrundobjekte" style:display-name="pres_INFO1~LT~Hintergrundobjekte" style:family="paragraph">
      <style:paragraph-properties style:text-autospace="none"/>
      <style:text-properties style:letter-kerning="true"/>
    </style:style>
    <style:style style:name="pres_5f_INFO1_7e_LT_7e_Hintergrund" style:display-name="pres_INFO1~LT~Hintergrund" style:family="paragraph">
      <style:paragraph-properties style:text-autospace="none"/>
      <style:text-properties style:letter-kerning="tru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text-align="justify" style:justify-single-word="false" fo:keep-with-next="always"/>
      <style:text-properties fo:font-size="12pt"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Courier New" fo:font-family="'Courier New'" style:font-family-generic="modern"/>
    </style:style>
    <style:style style:name="WW8Num1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Courier New" fo:font-family="'Courier New'" style:font-family-generic="modern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Courier New" fo:font-family="'Courier New'" style:font-family-generic="modern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Courier New" fo:font-family="'Courier New'" style:font-family-generic="modern"/>
    </style:style>
    <style:style style:name="WW8Num4z1" style:family="text">
      <style:text-properties style:font-name="Wingdings" fo:font-family="Wingdings" style:font-pitch="variable" style:font-charset="x-symbol" fo:font-size="8pt" style:font-size-asian="8pt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Courier New" fo:font-family="'Courier New'" style:font-family-generic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Courier New" fo:font-family="'Courier New'" style:font-family-generic="modern"/>
    </style:style>
    <style:style style:name="WW8Num6z1" style:family="text">
      <style:text-properties style:font-name="Wingdings" fo:font-family="Wingdings" style:font-pitch="variable" style:font-charset="x-symbol" fo:font-size="8pt" style:font-size-asian="8pt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Courier New" fo:font-family="'Courier New'" style:font-family-generic="moder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>
      <style:text-properties fo:font-size="12pt" style:font-size-asian="12pt" style:font-size-complex="12pt"/>
    </style:style>
    <style:style style:name="WW8Num11z0" style:family="text">
      <style:text-properties style:font-name="Courier New" fo:font-family="'Courier New'" style:font-family-generic="modern"/>
    </style:style>
    <style:style style:name="WW8Num11z1" style:family="text">
      <style:text-properties style:font-name="Wingdings" fo:font-family="Wingdings" style:font-pitch="variable" style:font-charset="x-symbol" fo:font-size="8pt" style:font-size-asian="8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4z0" style:family="text">
      <style:text-properties style:font-name="Courier New" fo:font-family="'Courier New'" style:font-family-generic="modern"/>
    </style:style>
    <style:style style:name="WW8Num15z0" style:family="text">
      <style:text-properties style:font-name="Courier New" fo:font-family="'Courier New'" style:font-family-generic="modern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z1" text:bullet-char="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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1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□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2" text:style-name="WW8Num11z1" text:bullet-char="">
        <style:list-level-properties text:space-before="3.175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□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□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2" text:style-name="WW8Num15z1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CCG1- Gestion Information <text:s text:c="20"/>Fiche d'activités</text:span><text:tab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Questions à choix multiples</dc:title>
    <meta:initial-creator>Mepulco</meta:initial-creator>
    <meta:creation-date>2005-03-02T09:36:00</meta:creation-date>
    <dc:date>2024-01-30T14:45:36.946000000</dc:date>
    <meta:print-date>2009-09-15T08:52:02.20</meta:print-date>
    <meta:editing-cycles>61</meta:editing-cycles>
    <meta:editing-duration>P1DT3H40M33S</meta:editing-duration>
    <meta:generator>LibreOffice/6.4.7.2$Windows_X86_64 LibreOffice_project/639b8ac485750d5696d7590a72ef1b496725cfb5</meta:generator>
    <meta:document-statistic meta:table-count="0" meta:image-count="0" meta:object-count="0" meta:page-count="5" meta:paragraph-count="81" meta:word-count="647" meta:character-count="4068" meta:non-whitespace-character-count="3453"/>
  </office:meta>
</office:document-meta>
</file>